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  <style:style style:name="gr2" style:family="graphic" style:parent-style-name="standard">
      <style:graphic-properties svg:stroke-width="0.1cm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glue-point draw:id="6" svg:x="0cm" svg:y="0cm"/>
          <draw:line draw:style-name="gr1" draw:layer="layout" svg:x1="0.167cm" svg:y1="0cm" svg:x2="0.167cm" svg:y2="0.5cm">
            <text:p/>
          </draw:line>
          <draw:rect draw:style-name="gr2" draw:layer="layout" svg:width="0.333cm" svg:height="1cm" svg:x="0cm" svg:y="0.5cm">
            <text:p/>
          </draw:rect>
          <draw:line draw:style-name="gr1" draw:layer="layout" svg:x1="0.167cm" svg:y1="1.5cm" svg:x2="0.167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 - Vertical Inductor (European)</dc:title>
    <meta:creation-date>2011-02-07T17:04:23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